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b64ed" officeooo:paragraph-rsid="000b64ed"/>
    </style:style>
    <style:style style:name="P2" style:family="paragraph" style:parent-style-name="Standard">
      <style:text-properties fo:language="en" fo:country="US" officeooo:rsid="000b64ed" officeooo:paragraph-rsid="0018ada6"/>
    </style:style>
    <style:style style:name="P3" style:family="paragraph" style:parent-style-name="Standard">
      <style:text-properties fo:language="en" fo:country="US" officeooo:rsid="000d5ac6" officeooo:paragraph-rsid="000d5ac6"/>
    </style:style>
    <style:style style:name="P4" style:family="paragraph" style:parent-style-name="Standard">
      <style:text-properties fo:language="en" fo:country="US" officeooo:rsid="000f28af" officeooo:paragraph-rsid="000f28af"/>
    </style:style>
    <style:style style:name="P5" style:family="paragraph" style:parent-style-name="Standard">
      <style:text-properties fo:language="en" fo:country="US" officeooo:rsid="000fd40d" officeooo:paragraph-rsid="000fd40d"/>
    </style:style>
    <style:style style:name="P6" style:family="paragraph" style:parent-style-name="Standard">
      <style:text-properties fo:language="en" fo:country="US" officeooo:rsid="0018487b" officeooo:paragraph-rsid="0018487b"/>
    </style:style>
    <style:style style:name="P7" style:family="paragraph" style:parent-style-name="Standard">
      <style:text-properties fo:language="en" fo:country="US" officeooo:rsid="0018c51c" officeooo:paragraph-rsid="0018c51c"/>
    </style:style>
    <style:style style:name="P8" style:family="paragraph" style:parent-style-name="Standard">
      <style:text-properties fo:language="en" fo:country="US" officeooo:rsid="001f73a1" officeooo:paragraph-rsid="001f73a1"/>
    </style:style>
    <style:style style:name="P9" style:family="paragraph" style:parent-style-name="Standard">
      <style:text-properties fo:language="en" fo:country="US" officeooo:rsid="000e889e" officeooo:paragraph-rsid="0020a92d"/>
    </style:style>
    <style:style style:name="P10" style:family="paragraph" style:parent-style-name="Standard">
      <style:text-properties officeooo:paragraph-rsid="0020a92d"/>
    </style:style>
    <style:style style:name="P11" style:family="paragraph" style:parent-style-name="Standard">
      <style:text-properties fo:language="en" fo:country="US" officeooo:rsid="0020a92d" officeooo:paragraph-rsid="0020a92d"/>
    </style:style>
    <style:style style:name="T1" style:family="text">
      <style:text-properties officeooo:rsid="000d5ac6"/>
    </style:style>
    <style:style style:name="T2" style:family="text">
      <style:text-properties officeooo:rsid="000fd40d"/>
    </style:style>
    <style:style style:name="T3" style:family="text">
      <style:text-properties officeooo:rsid="001300b7"/>
    </style:style>
    <style:style style:name="T4" style:family="text">
      <style:text-properties officeooo:rsid="00140536"/>
    </style:style>
    <style:style style:name="T5" style:family="text">
      <style:text-properties officeooo:rsid="0018ada6"/>
    </style:style>
    <style:style style:name="T6" style:family="text">
      <style:text-properties officeooo:rsid="0018c51c"/>
    </style:style>
    <style:style style:name="T7" style:family="text">
      <style:text-properties officeooo:rsid="001c1a3f"/>
    </style:style>
    <style:style style:name="T8" style:family="text">
      <style:text-properties officeooo:rsid="0020438d"/>
    </style:style>
    <style:style style:name="T9" style:family="text">
      <style:text-properties fo:language="en" fo:country="US" officeooo:rsid="0020a92d"/>
    </style:style>
    <style:style style:name="T10" style:family="text">
      <style:text-properties fo:language="en" fo:country="US" officeooo:rsid="001300b7"/>
    </style:style>
    <style:style style:name="T11" style:family="text">
      <style:text-properties officeooo:rsid="0021c4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jitze de Boer</text:p>
      <text:p text:style-name="P1">“My Library”</text:p>
      <text:p text:style-name="P1"/>
      <text:p text:style-name="P1">A website to help keep track of your literature collection.</text:p>
      <text:p text:style-name="P3">Inspired by when I’m browsing a bookstore or market and I’m unsure if I own a book already or not. Which mostly happens with lengthy series.</text:p>
      <text:p text:style-name="P1"/>
      <text:p text:style-name="P7">Features;</text:p>
      <text:p text:style-name="P6">A front page with a short <text:span text:style-name="T6">explanation.</text:span></text:p>
      <text:p text:style-name="P9">A<text:span text:style-name="T3">n a</text:span>ccount registration <text:span text:style-name="T3">page and a login page. </text:span></text:p>
      <text:p text:style-name="P10"><text:span text:style-name="T9">Login also has a ‘Forgot password?’ link to a password reset page</text:span><text:span text:style-name="T10">.</text:span></text:p>
      <text:p text:style-name="P11"/>
      <text:p text:style-name="P2"><text:span text:style-name="T4">Page to s</text:span>ave <text:span text:style-name="T5">the</text:span> Title Author <text:span text:style-name="T5">and G</text:span>enre <text:span text:style-name="T5">of a book</text:span> in a database.</text:p>
      <text:p text:style-name="P2"/>
      <text:p text:style-name="P1"><text:span text:style-name="T6">A page w</text:span>ith <text:span text:style-name="T1">ways</text:span> to <text:span text:style-name="T1">search or browse based on those criteria.</text:span></text:p>
      <text:p text:style-name="P5">If a book entry is clicked on from a search result it shows a short <text:span text:style-name="T8">profile</text:span> for that book.</text:p>
      <text:p text:style-name="P8">In the profile of a book you can edit the information of <text:span text:style-name="T8">that</text:span> book like the title or <text:span text:style-name="T8">name of the</text:span> author.</text:p>
      <text:p text:style-name="P4">A button to <text:span text:style-name="T11">delete that entry.</text:span></text:p>
      <text:p text:style-name="P4"/>
      <text:p text:style-name="P4">A profile page that <text:span text:style-name="T7">also</text:span> shows the total number of registered books.</text:p>
      <text:p text:style-name="P4"/>
      <text:p text:style-name="P7">An info page with contact inform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0T13:19:54.550000000</meta:creation-date>
    <dc:date>2021-05-21T13:48:34.547000000</dc:date>
    <meta:editing-duration>P18DT21H53M3S</meta:editing-duration>
    <meta:editing-cycles>17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5" meta:word-count="160" meta:character-count="840" meta:non-whitespace-character-count="694"/>
  </office:meta>
</office:document-meta>
</file>